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275c87" officeooo:paragraph-rsid="001608a1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608a1"/>
    </style:style>
    <style:style style:name="P3" style:family="paragraph" style:parent-style-name="Table_20_Contents">
      <style:paragraph-properties fo:text-align="center" style:justify-single-word="false"/>
      <style:text-properties officeooo:paragraph-rsid="001608a1"/>
    </style:style>
    <style:style style:name="P4" style:family="paragraph" style:parent-style-name="Table_20_Contents">
      <style:paragraph-properties fo:text-align="center" style:justify-single-word="false"/>
      <style:text-properties officeooo:rsid="00285ce0" officeooo:paragraph-rsid="001608a1"/>
    </style:style>
    <style:style style:name="P5" style:family="paragraph" style:parent-style-name="Standard">
      <style:paragraph-properties fo:text-align="start" style:justify-single-word="false"/>
      <style:text-properties officeooo:paragraph-rsid="001608a1"/>
    </style:style>
    <style:style style:name="P6" style:family="paragraph" style:parent-style-name="Standard">
      <style:paragraph-properties fo:text-align="center" style:justify-single-word="false"/>
      <style:text-properties officeooo:paragraph-rsid="001608a1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8cb0" officeooo:paragraph-rsid="001608a1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3218f2" officeooo:paragraph-rsid="001608a1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e511a" officeooo:paragraph-rsid="001608a1"/>
    </style:style>
    <style:style style:name="P10" style:family="paragraph" style:parent-style-name="Standard">
      <style:paragraph-properties fo:text-align="start" style:justify-single-word="false"/>
      <style:text-properties style:text-position="0% 100%" officeooo:paragraph-rsid="001608a1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608a1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608a1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a5a36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608a1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T8" style:family="text">
      <style:text-properties officeooo:rsid="001fd413"/>
    </style:style>
    <style:style style:name="T9" style:family="text">
      <style:text-properties officeooo:rsid="001adf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<text:variable-set text:name="Assignment" office:value-type="float" office:value="0.04" style:data-style-name="N0">0.04</text:variable-set>: <text:span text:style-name="T2">Arc Length</text:span></text:p>
      <text:list xml:id="list7296884969250906325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1">360<text:span text:style-name="T3">°</text:span></text:p>
          </table:table-cell>
          <table:table-cell table:style-name="Table1.A1" office:value-type="string">
            <text:list xml:id="list110402518187054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110404057076867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110402705410825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110403711255603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110403802133822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110402199015133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110402386310716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7"/>
      <text:p text:style-name="P7"/>
      <text:p text:style-name="P7"/>
      <text:list xml:id="list110402477416551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2"><draw:frame draw:style-name="fr3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<draw:frame draw:style-name="fr3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4">1.124</text:p>
          </table:table-cell>
          <table:table-cell table:style-name="Table2.H1" office:value-type="string">
            <text:p text:style-name="P4">1.124<text:span text:style-name="T4">p</text:span></text:p>
          </table:table-cell>
        </table:table-row>
      </table:table>
      <text:p text:style-name="P7"/>
      <text:p text:style-name="P7"/>
      <text:p text:style-name="P7"/>
      <text:list xml:id="list110403958261047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7"/>
      <text:p text:style-name="P7"/>
      <text:p text:style-name="P7"/>
      <text:p text:style-name="P7"/>
      <text:p text:style-name="P7"/>
      <text:list xml:id="list110402395268228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7"/>
      <text:p text:style-name="P7"/>
      <text:p text:style-name="P7"/>
      <text:p text:style-name="P7"/>
      <text:list xml:id="list110402817595983" text:continue-numbering="true" text:style-name="L1">
        <text:list-header>
          <text:p text:style-name="P12"/>
        </text:list-header>
        <text:list-item>
          <text:p text:style-name="P12">A <text:span text:style-name="T9">bicyclist</text:span>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5"/>
      <text:p text:style-name="P5"/>
      <text:p text:style-name="P5"/>
      <text:p text:style-name="P7"/>
      <text:list xml:id="list110402239272844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5"/>
      <text:p text:style-name="P5"/>
      <text:p text:style-name="P7"/>
      <text:p text:style-name="P7"/>
      <text:list xml:id="list110403603611832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7"/>
      <text:p text:style-name="P7"/>
      <text:p text:style-name="P7"/>
      <text:p text:style-name="P7"/>
      <text:list xml:id="list110404184025353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10402535030791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10403917534346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text:span text:style-name="T8">The satellite has a mass of 2000 kg.</text:span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110402408448478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110403884099557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7"/>
      <text:p text:style-name="P10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7"><draw:image xlink:href="Pictures/10000201000000EF00000100518A353DE4D792BA.png" xlink:type="simple" xlink:show="embed" xlink:actuate="onLoad"/></draw:frame> <text:s text:c="20"/>Name:<text:tab/><text:tab/><text:date style:data-style-name="N37" text:date-value="2018-03-20T11:04:02.104637785" text:date-adjust="PT24H00M00S">03/21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1.877238231</meta:creation-date>
    <meta:editing-duration>PT8M45S</meta:editing-duration>
    <meta:editing-cycles>8</meta:editing-cycles>
    <meta:generator>LibreOffice/5.2.7.2$Linux_X86_64 LibreOffice_project/20$Build-2</meta:generator>
    <dc:date>2018-03-20T11:04:02.022900336</dc:date>
    <meta:document-statistic meta:table-count="2" meta:image-count="2" meta:object-count="4" meta:page-count="2" meta:paragraph-count="33" meta:word-count="271" meta:character-count="1421" meta:non-whitespace-character-count="114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